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Calibri Light" svg:font-family="'Calibri Light'"/>
    <style:font-face style:name="Consolas" svg:font-family="Consola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/>
    <style:font-face style:name="Times New Roman" svg:font-family="'Times New Roman'" style:font-family-generic="roman"/>
  </office:font-face-decls>
  <office:automatic-styles>
    <style:style style:name="P1" style:family="paragraph" style:parent-style-name="Normal_20__28_Web_29_">
      <style:paragraph-properties fo:margin-right="0cm" fo:margin-top="0cm" fo:margin-bottom="0cm" style:contextual-spacing="false" fo:keep-together="auto" fo:orphans="2" fo:widows="2" fo:keep-with-next="auto" text:number-lines="true" text:line-number="0"/>
    </style:style>
    <style:style style:name="P2" style:family="paragraph" style:parent-style-name="Normal_20__28_Web_29_">
      <style:paragraph-properties fo:margin-right="0cm" fo:margin-top="0cm" fo:margin-bottom="0cm" style:contextual-spacing="false" fo:keep-together="auto" fo:orphans="2" fo:widows="2" fo:text-indent="0.882cm" style:auto-text-indent="false" fo:keep-with-next="auto" text:number-lines="true" text:line-number="0"/>
    </style:style>
    <style:style style:name="P3" style:family="paragraph" style:parent-style-name="Normal_20__28_Web_29_">
      <style:paragraph-properties fo:margin-right="0cm" fo:margin-top="0cm" fo:margin-bottom="0cm" style:contextual-spacing="false" fo:keep-together="auto" fo:orphans="2" fo:widows="2" fo:text-indent="0.706cm" style:auto-text-indent="false" fo:keep-with-next="auto" text:number-lines="true" text:line-number="0"/>
    </style:style>
    <style:style style:name="P4" style:family="paragraph" style:parent-style-name="Normal_20__28_Web_29_">
      <style:paragraph-properties fo:margin-right="0cm" fo:margin-top="0cm" fo:margin-bottom="0cm" style:contextual-spacing="false" fo:keep-together="auto" fo:orphans="2" fo:widows="2" fo:keep-with-next="auto" text:number-lines="true" text:line-number="0"/>
      <style:text-properties style:font-name="Calibri Light" fo:font-size="16pt" fo:language="es" fo:country="ES" style:font-size-asian="16pt" style:font-name-complex="Calibri Light" style:font-size-complex="16pt"/>
    </style:style>
    <style:style style:name="P5" style:family="paragraph" style:parent-style-name="Normal_20__28_Web_29_">
      <style:paragraph-properties fo:margin-right="0cm" fo:margin-top="0cm" fo:margin-bottom="0cm" style:contextual-spacing="false" fo:keep-together="auto" fo:orphans="2" fo:widows="2" fo:text-indent="1.129cm" style:auto-text-indent="false" fo:keep-with-next="auto" text:number-lines="true" text:line-number="0"/>
      <style:text-properties style:font-name="Calibri Light" fo:font-size="16pt" fo:language="es" fo:country="ES" style:font-size-asian="16pt" style:font-name-complex="Calibri Light" style:font-size-complex="16pt"/>
    </style:style>
    <style:style style:name="P6" style:family="paragraph" style:parent-style-name="Normal_20__28_Web_29_">
      <style:paragraph-properties fo:margin-right="0cm" fo:margin-top="0cm" fo:margin-bottom="0cm" style:contextual-spacing="false" fo:keep-together="auto" fo:orphans="2" fo:widows="2" fo:text-indent="1.411cm" style:auto-text-indent="false" fo:keep-with-next="auto" text:number-lines="true" text:line-number="0"/>
      <style:text-properties style:font-name="Calibri Light" fo:font-size="16pt" fo:language="es" fo:country="ES" style:font-size-asian="16pt" style:font-name-complex="Calibri Light" style:font-size-complex="16pt"/>
    </style:style>
    <style:style style:name="P7" style:family="paragraph" style:parent-style-name="Normal_20__28_Web_29_">
      <style:paragraph-properties fo:margin-right="0cm" fo:margin-top="0cm" fo:margin-bottom="0cm" style:contextual-spacing="false" fo:orphans="2" fo:widows="2" text:number-lines="true" text:line-number="0"/>
      <style:text-properties style:font-name="Calibri Light" fo:font-size="16pt" fo:language="es" fo:country="ES" officeooo:rsid="0014d4ca" officeooo:paragraph-rsid="0014d4ca" style:font-size-asian="16pt" style:font-name-complex="Calibri Light" style:font-size-complex="16pt"/>
    </style:style>
    <style:style style:name="P8" style:family="paragraph" style:parent-style-name="Normal_20__28_Web_29_">
      <style:paragraph-properties fo:margin-right="0cm" fo:margin-top="0cm" fo:margin-bottom="0cm" style:contextual-spacing="false" fo:keep-together="auto" fo:orphans="2" fo:widows="2" fo:keep-with-next="auto" text:number-lines="true" text:line-number="0"/>
      <style:text-properties style:font-name="Arial Black" fo:font-size="16pt" fo:language="es" fo:country="ES" style:font-size-asian="16pt" style:font-name-complex="Arial Black" style:font-size-complex="16pt"/>
    </style:style>
    <style:style style:name="P9" style:family="paragraph" style:parent-style-name="Normal_20__28_Web_29_">
      <style:paragraph-properties fo:margin-right="0cm" fo:margin-top="0cm" fo:margin-bottom="0cm" style:contextual-spacing="false" fo:keep-together="auto" fo:orphans="2" fo:widows="2" fo:keep-with-next="auto" text:number-lines="true" text:line-number="0"/>
    </style:style>
    <style:style style:name="P10" style:family="paragraph" style:parent-style-name="Normal_20__28_Web_29_">
      <style:paragraph-properties fo:margin-right="0cm" fo:margin-top="0cm" fo:margin-bottom="0cm" style:contextual-spacing="false" fo:keep-together="auto" fo:orphans="2" fo:widows="2" fo:keep-with-next="auto" text:number-lines="true" text:line-number="0"/>
      <style:text-properties fo:color="#f9faf4" loext:opacity="100%" style:font-name="Consolas" fo:font-size="10pt" fo:background-color="#1e1f22" style:font-name-asian="Consolas" style:font-size-asian="10pt" style:font-name-complex="Consolas" style:font-size-complex="10pt"/>
    </style:style>
    <style:style style:name="P11" style:family="paragraph" style:parent-style-name="Standard">
      <style:text-properties style:font-name="Arial Black" fo:font-size="18pt" fo:language="es" fo:country="ES" style:font-size-asian="18pt" style:font-name-complex="Arial Black" style:font-size-complex="18pt"/>
    </style:style>
    <style:style style:name="P12" style:family="paragraph" style:parent-style-name="Standard">
      <style:text-properties style:font-name="Calibri Light" fo:font-size="11pt" fo:language="es" fo:country="ES" style:font-size-asian="11pt" style:font-name-complex="Calibri Light" style:font-size-complex="11pt"/>
    </style:style>
    <style:style style:name="P13" style:family="paragraph" style:parent-style-name="Standard">
      <style:text-properties style:font-name="Calibri Light" fo:font-size="16pt" fo:language="es" fo:country="ES" style:font-size-asian="16pt" style:font-name-complex="Calibri Light" style:font-size-complex="16pt"/>
    </style:style>
    <style:style style:name="T1" style:family="text">
      <style:text-properties style:font-name="Arial Black" fo:font-size="18pt" fo:language="es" fo:country="ES" style:font-size-asian="18pt" style:font-name-complex="Arial Black" style:font-size-complex="18pt"/>
    </style:style>
    <style:style style:name="T2" style:family="text">
      <style:text-properties style:font-name="Arial Black" fo:font-size="16pt" fo:language="es" fo:country="ES" style:font-size-asian="16pt" style:font-name-complex="Arial Black" style:font-size-complex="16pt"/>
    </style:style>
    <style:style style:name="T3" style:family="text">
      <style:text-properties style:font-name="Calibri Light" fo:font-size="16pt" fo:language="es" fo:country="ES" style:font-size-asian="16pt" style:font-name-complex="Calibri Light" style:font-size-complex="16pt"/>
    </style:style>
    <style:style style:name="T4" style:family="text">
      <style:text-properties style:font-name="Calibri Light" fo:font-size="16pt" fo:language="es" fo:country="ES" style:font-size-asian="16pt" style:font-name-complex="Calibri Light" style:font-size-complex="16pt" fo:background-color="#00ff00"/>
    </style:style>
    <style:style style:name="T5" style:family="text">
      <style:text-properties style:font-name="Calibri Light" fo:font-size="16pt" fo:language="es" fo:country="ES" style:font-size-asian="16pt" style:font-name-complex="Calibri Light" style:font-size-complex="16pt"/>
    </style:style>
    <style:style style:name="T6" style:family="text">
      <style:text-properties style:font-name="Calibri Light" fo:font-size="16pt" fo:language="es" fo:country="ES" style:font-size-asian="16pt" style:font-name-complex="Calibri Light" style:font-size-complex="16pt" fo:background-color="#ffff00"/>
    </style:style>
    <style:style style:name="T7" style:family="text">
      <style:text-properties style:font-name="Calibri Light" fo:font-size="16pt" fo:language="es" fo:country="ES" style:font-name-asian="Calibri Light" style:font-size-asian="16pt" style:font-name-complex="Calibri Light" style:font-size-complex="16pt"/>
    </style:style>
    <style:style style:name="T8" style:family="text">
      <style:text-properties fo:color="#d9e8f7" loext:opacity="100%" style:font-name="Consolas" fo:font-size="10pt" fo:background-color="#1e1f22" loext:char-shading-value="0" style:font-name-asian="Consolas" style:font-size-asian="10pt" style:font-name-complex="Consolas" style:font-size-complex="10pt"/>
    </style:style>
    <style:style style:name="T9" style:family="text">
      <style:text-properties fo:color="#d9e8f7" loext:opacity="100%" style:font-name="Consolas" fo:font-size="10pt" fo:background-color="#1e1f22" loext:char-shading-value="0" style:font-name-asian="Consolas" style:font-size-asian="10pt" style:font-name-complex="Consolas" style:font-size-complex="10pt"/>
    </style:style>
    <style:style style:name="T10" style:family="text">
      <style:text-properties fo:color="#d9e8f7" loext:opacity="100%" style:font-name="Consolas" fo:font-size="10pt" fo:background-color="#1e1f22" loext:char-shading-value="0" style:font-name-asian="Consolas" style:font-size-asian="10pt" style:font-name-complex="Consolas" style:font-size-complex="10pt" loext:padding="0cm" loext:border="none" loext:shadow="none"/>
    </style:style>
    <style:style style:name="T11" style:family="text">
      <style:text-properties fo:color="#d9e8f7" loext:opacity="100%" style:font-name="Consolas" fo:font-size="10pt" fo:background-color="#1e1f22" loext:char-shading-value="0" style:font-name-asian="Consolas" style:font-size-asian="10pt" style:font-name-complex="Consolas" style:font-size-complex="10pt" loext:padding="0cm" loext:border="none" loext:shadow="none"/>
    </style:style>
    <style:style style:name="T12" style:family="text">
      <style:text-properties fo:color="#e6e6fa" loext:opacity="100%" style:font-name="Consolas" fo:font-size="10pt" fo:background-color="#1e1f22" loext:char-shading-value="0" style:font-name-asian="Consolas" style:font-size-asian="10pt" style:font-name-complex="Consolas" style:font-size-complex="10pt"/>
    </style:style>
    <style:style style:name="T13" style:family="text">
      <style:text-properties fo:color="#e6e6fa" loext:opacity="100%" style:font-name="Consolas" fo:font-size="10pt" fo:background-color="#1e1f22" loext:char-shading-value="0" style:font-name-asian="Consolas" style:font-size-asian="10pt" style:font-name-complex="Consolas" style:font-size-complex="10pt" loext:padding="0cm" loext:border="none" loext:shadow="none"/>
    </style:style>
    <style:style style:name="T14" style:family="text">
      <style:text-properties fo:color="#e6e6fa" loext:opacity="100%" style:font-name="Consolas" fo:font-size="10pt" fo:language="es" fo:country="ES" fo:background-color="#1e1f22" loext:char-shading-value="0" style:font-name-asian="Consolas" style:font-size-asian="10pt" style:font-name-complex="Consolas" style:font-size-complex="10pt"/>
    </style:style>
    <style:style style:name="T15" style:family="text">
      <style:text-properties fo:color="#f9faf4" loext:opacity="100%" style:font-name="Consolas" fo:font-size="10pt" fo:background-color="#1e1f22" loext:char-shading-value="0" style:font-name-asian="Consolas" style:font-size-asian="10pt" style:font-name-complex="Consolas" style:font-size-complex="10pt"/>
    </style:style>
    <style:style style:name="T16" style:family="text">
      <style:text-properties fo:color="#f9faf4" loext:opacity="100%" style:font-name="Consolas" fo:font-size="10pt" fo:background-color="#1e1f22" loext:char-shading-value="0" style:font-name-asian="Consolas" style:font-size-asian="10pt" style:font-name-complex="Consolas" style:font-size-complex="10pt"/>
    </style:style>
    <style:style style:name="T17" style:family="text">
      <style:text-properties fo:color="#f9faf4" loext:opacity="100%" style:font-name="Consolas" fo:font-size="10pt" fo:background-color="#1e1f22" loext:char-shading-value="0" style:font-name-asian="Consolas" style:font-size-asian="10pt" style:font-name-complex="Consolas" style:font-size-complex="10pt" loext:padding="0cm" loext:border="none" loext:shadow="none"/>
    </style:style>
    <style:style style:name="T18" style:family="text">
      <style:text-properties fo:color="#17c6a3" loext:opacity="100%" style:font-name="Consolas" fo:font-size="10pt" fo:background-color="#1e1f22" loext:char-shading-value="0" style:font-name-asian="Consolas" style:font-size-asian="10pt" style:font-name-complex="Consolas" style:font-size-complex="10pt"/>
    </style:style>
    <style:style style:name="T19" style:family="text">
      <style:text-properties fo:color="#000000" loext:opacity="100%" style:font-name="Calibri Light" fo:font-size="16pt" fo:language="es" fo:country="ES" style:font-size-asian="16pt" style:font-name-complex="Calibri Light" style:font-size-complex="16pt" fo:background-color="#00ff00"/>
    </style:style>
    <style:style style:name="T20" style:family="text">
      <style:text-properties fo:color="#cc6c1d" loext:opacity="100%" style:font-name="Consolas" fo:font-size="10pt" fo:background-color="#1e1f22" loext:char-shading-value="0" style:font-name-asian="Consolas" style:font-size-asian="10pt" style:font-name-complex="Consolas" style:font-size-complex="10pt" loext:padding="0cm" loext:border="none" loext:shadow="none"/>
    </style:style>
    <style:style style:name="T21" style:family="text">
      <style:text-properties fo:color="#cc6c1d" loext:opacity="100%" style:font-name="Consolas" fo:font-size="10pt" fo:background-color="#1e1f22" loext:char-shading-value="0" style:font-name-asian="Consolas" style:font-size-asian="10pt" style:font-name-complex="Consolas" style:font-size-complex="10pt" loext:padding="0cm" loext:border="none" loext:shadow="none"/>
    </style:style>
    <style:style style:name="T22" style:family="text">
      <style:text-properties fo:color="#cc6c1d" loext:opacity="100%" style:font-name="Consolas" fo:font-size="10pt" fo:background-color="#1e1f22" loext:char-shading-value="0" style:font-name-asian="Consolas" style:font-size-asian="10pt" style:font-name-complex="Consolas" style:font-size-complex="10pt"/>
    </style:style>
    <style:style style:name="T23" style:family="text">
      <style:text-properties fo:color="#cc6c1d" loext:opacity="100%" style:font-name="Consolas" fo:font-size="10pt" fo:background-color="#1e1f22" loext:char-shading-value="0" style:font-name-asian="Consolas" style:font-size-asian="10pt" style:font-name-complex="Consolas" style:font-size-complex="10pt"/>
    </style:style>
    <style:style style:name="T24" style:family="text">
      <style:text-properties fo:color="#f2f200" loext:opacity="100%" style:font-name="Consolas" fo:font-size="10pt" fo:background-color="#1e1f22" loext:char-shading-value="0" style:font-name-asian="Consolas" style:font-size-asian="10pt" style:font-name-complex="Consolas" style:font-size-complex="10pt" loext:padding="0cm" loext:border="none" loext:shadow="none"/>
    </style:style>
    <style:style style:name="T25" style:family="text">
      <style:text-properties fo:color="#f2f200" loext:opacity="100%" style:font-name="Consolas" fo:font-size="10pt" fo:background-color="#1e1f22" loext:char-shading-value="0" style:font-name-asian="Consolas" style:font-size-asian="10pt" style:font-name-complex="Consolas" style:font-size-complex="10pt"/>
    </style:style>
    <style:style style:name="T26" style:family="text">
      <style:text-properties fo:color="#6897bb" loext:opacity="100%" style:font-name="Consolas" fo:font-size="10pt" fo:background-color="#1e1f22" loext:char-shading-value="0" style:font-name-asian="Consolas" style:font-size-asian="10pt" style:font-name-complex="Consolas" style:font-size-complex="10pt" loext:padding="0cm" loext:border="none" loext:shadow="none"/>
    </style:style>
    <style:style style:name="T27" style:family="text">
      <style:text-properties fo:color="#6897bb" loext:opacity="100%" style:font-name="Consolas" fo:font-size="10pt" fo:background-color="#1e1f22" loext:char-shading-value="0" style:font-name-asian="Consolas" style:font-size-asian="10pt" style:font-name-complex="Consolas" style:font-size-complex="10pt"/>
    </style:style>
    <style:style style:name="T28" style:family="text">
      <style:text-properties fo:color="#6897bb" loext:opacity="100%" style:font-name="Consolas" fo:font-size="10pt" fo:language="es" fo:country="ES" fo:background-color="#1e1f22" loext:char-shading-value="0" style:font-name-asian="Consolas" style:font-size-asian="10pt" style:font-name-complex="Consolas" style:font-size-complex="10pt" loext:padding="0cm" loext:border="none" loext:shadow="none"/>
    </style:style>
    <style:style style:name="T29" style:family="text">
      <style:text-properties fo:color="#808080" loext:opacity="100%" style:font-name="Consolas" fo:font-size="10pt" fo:background-color="#1e1f22" loext:char-shading-value="0" style:font-name-asian="Consolas" style:font-size-asian="10pt" style:font-name-complex="Consolas" style:font-size-complex="10pt" loext:padding="0cm" loext:border="none" loext:shadow="none"/>
    </style:style>
    <style:style style:name="T30" style:family="text">
      <style:text-properties fo:color="#808080" loext:opacity="100%" style:font-name="Consolas" fo:font-size="10pt" fo:background-color="#1e1f22" loext:char-shading-value="0" style:font-name-asian="Consolas" style:font-size-asian="10pt" style:font-name-complex="Consolas" style:font-size-complex="10pt"/>
    </style:style>
    <style:style style:name="T31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AM 1 ( PROGRAMACIÓN)<text:span text:style-name="T1"/></text:p>
      <text:p text:style-name="P12"/>
      <text:p text:style-name="P13">Primero para inicial un proyecto en Eclipse, crear un nuevo proyecto en Java y luego se crea una clase.<text:span text:style-name="T3"/></text:p>
      <text:p text:style-name="P13"/>
      <text:p text:style-name="Standard"><text:span text:style-name="T4">syso</text:span><text:span text:style-name="T3">+ ctr + esp =(</text:span><text:span text:style-name="T8">System</text:span><text:span text:style-name="T12">.</text:span><text:span text:style-name="T8">out</text:span><text:span text:style-name="T12">.</text:span><text:span text:style-name="T8">println</text:span><text:span text:style-name="T15">(</text:span><text:span text:style-name="T18">""</text:span><text:span text:style-name="T15">)</text:span><text:span text:style-name="T12">;</text:span><text:span text:style-name="T3">) </text:span></text:p>
      <text:p text:style-name="P1"><text:span text:style-name="T19">syserr </text:span><text:span text:style-name="T3">+ ctr + esp = (</text:span><text:span text:style-name="T8">System</text:span><text:span text:style-name="T12">.</text:span><text:span text:style-name="T8">err</text:span><text:span text:style-name="T12">.</text:span><text:span text:style-name="T8">println</text:span><text:span text:style-name="T15">(</text:span><text:span text:style-name="T18">""</text:span><text:span text:style-name="T15">)</text:span><text:span text:style-name="T12">;</text:span><text:span text:style-name="T3">)</text:span></text:p>
      <text:p text:style-name="P4">Si quiero que el texto que aparece en pantalla no cambie de párrafo , elimino el (ln).<text:span text:style-name="T3"/></text:p>
      <text:p text:style-name="P4"/>
      <text:p text:style-name="P8">VARIABLES<text:span text:style-name="T2"/></text:p>
      <text:p text:style-name="P1"><text:span text:style-name="T6">int</text:span><text:span text:style-name="T3"> ; (Sirve para declarar solo valores numéricos enteros )</text:span></text:p>
      <text:p text:style-name="P1"><text:span text:style-name="T3">Ej; (</text:span><text:span text:style-name="T20">int</text:span><text:span text:style-name="T10"> </text:span><text:span text:style-name="T24">edad</text:span><text:span text:style-name="T10"> </text:span><text:span text:style-name="T13">=</text:span><text:span text:style-name="T10"> </text:span><text:span text:style-name="T26">20</text:span><text:span text:style-name="T13">;</text:span><text:span text:style-name="T3">)</text:span></text:p>
      <text:p text:style-name="P4"/>
      <text:p text:style-name="P1"><text:span text:style-name="T6">double o float</text:span><text:span text:style-name="T3"> ; (sirven para definr valores numéricos con decimales )</text:span></text:p>
      <text:p text:style-name="P1"><text:span text:style-name="T3">Ej; (</text:span><text:span text:style-name="T20">double</text:span><text:span text:style-name="T10"> </text:span><text:span text:style-name="T24">precio</text:span><text:span text:style-name="T10"> </text:span><text:span text:style-name="T13">=</text:span><text:span text:style-name="T10"> </text:span><text:span text:style-name="T26">3.4</text:span><text:span text:style-name="T28"> ; </text:span><text:span text:style-name="T20">float</text:span><text:span text:style-name="T10"> </text:span><text:span text:style-name="T24">iva</text:span><text:span text:style-name="T10"> </text:span><text:span text:style-name="T13">=</text:span><text:span text:style-name="T10"> </text:span><text:span text:style-name="T17">(</text:span><text:span text:style-name="T20">float</text:span><text:span text:style-name="T17">)</text:span><text:span text:style-name="T26">5.6</text:span><text:span text:style-name="T10"> </text:span><text:span text:style-name="T13">;</text:span><text:span text:style-name="T28"> </text:span><text:span text:style-name="T3">)</text:span></text:p>
      <text:p text:style-name="P4"/>
      <text:p text:style-name="P4">Se pueden realizar operaciones +,-,*,/,%<text:span text:style-name="T3"/></text:p>
      <text:p text:style-name="P1"><text:span text:style-name="T3">Ej;(</text:span><text:span text:style-name="T10">System</text:span><text:span text:style-name="T13">.</text:span><text:span text:style-name="T10">out</text:span><text:span text:style-name="T13">.</text:span><text:span text:style-name="T10">println</text:span><text:span text:style-name="T17">(</text:span><text:span text:style-name="T10">precio</text:span><text:span text:style-name="T13">/</text:span><text:span text:style-name="T26">2</text:span><text:span text:style-name="T17">)</text:span><text:span text:style-name="T13">;</text:span><text:span text:style-name="T29">//para mostrar el resultado con decimales hay que poner o numeros decimales o que se opere con el float o el double</text:span><text:span text:style-name="T3">)</text:span></text:p>
      <text:p text:style-name="P4"/>
      <text:p text:style-name="P4">Auto incremento (++) y auto decremento (--)<text:span text:style-name="T3"/></text:p>
      <text:p text:style-name="P1"><text:span text:style-name="T3">Ej; (</text:span><text:span text:style-name="T22">int</text:span><text:span text:style-name="T8"> </text:span><text:span text:style-name="T25">x</text:span><text:span text:style-name="T8"> </text:span><text:span text:style-name="T12">=</text:span><text:span text:style-name="T8"> </text:span><text:span text:style-name="T27">6</text:span><text:span text:style-name="T12">;</text:span></text:p>
      <text:p text:style-name="P2"><text:span text:style-name="T22">int</text:span><text:span text:style-name="T8"> </text:span><text:span text:style-name="T25">y</text:span><text:span text:style-name="T8"> </text:span><text:span text:style-name="T12">=</text:span><text:span text:style-name="T8"> </text:span><text:span text:style-name="T27">5</text:span><text:span text:style-name="T12">;</text:span></text:p>
      <text:p text:style-name="P2"><text:span text:style-name="T8">x</text:span><text:span text:style-name="T12">++;</text:span><text:span text:style-name="T8"> </text:span><text:span text:style-name="T30">/* x = x+1 */</text:span></text:p>
      <text:p text:style-name="P2"><text:span text:style-name="T8">y</text:span><text:span text:style-name="T12">--;</text:span><text:span text:style-name="T8"> </text:span><text:span text:style-name="T30">/* y = y-1 */</text:span></text:p>
      <text:p text:style-name="P2"><text:span text:style-name="T8">System</text:span><text:span text:style-name="T12">.</text:span><text:span text:style-name="T8">out</text:span><text:span text:style-name="T12">.</text:span><text:span text:style-name="T8">println</text:span><text:span text:style-name="T15">(</text:span><text:span text:style-name="T12">++</text:span><text:span text:style-name="T8">x</text:span><text:span text:style-name="T15">)</text:span><text:span text:style-name="T12">;</text:span></text:p>
      <text:p text:style-name="P2"><text:span text:style-name="T8">System</text:span><text:span text:style-name="T12">.</text:span><text:span text:style-name="T8">out</text:span><text:span text:style-name="T12">.</text:span><text:span text:style-name="T8">println</text:span><text:span text:style-name="T15">(</text:span><text:span text:style-name="T12">--</text:span><text:span text:style-name="T8">y</text:span><text:span text:style-name="T15">)</text:span><text:span text:style-name="T12">;</text:span><text:span text:style-name="T3">)</text:span></text:p>
      <text:p text:style-name="P4"/>
      <text:p text:style-name="P1"><text:span text:style-name="T6">String</text:span><text:span text:style-name="T3"> ;(Sirve para declarar cadenas de texto )</text:span></text:p>
      <text:p text:style-name="P1"><text:span text:style-name="T3">Ej;(</text:span><text:span text:style-name="T8">String </text:span><text:span text:style-name="T25">texto</text:span><text:span text:style-name="T8"> </text:span><text:span text:style-name="T12">=</text:span><text:span text:style-name="T8"> </text:span><text:span text:style-name="T18">"Hola Mundo"</text:span><text:span text:style-name="T12">;</text:span></text:p>
      <text:p text:style-name="P3"><text:soft-page-break/><text:span text:style-name="T8">System</text:span><text:span text:style-name="T12">.</text:span><text:span text:style-name="T8">out</text:span><text:span text:style-name="T12">.</text:span><text:span text:style-name="T8">println</text:span><text:span text:style-name="T15">(</text:span><text:span text:style-name="T8">texto</text:span><text:span text:style-name="T15">)</text:span><text:span text:style-name="T12">;</text:span></text:p>
      <text:p text:style-name="P3"><text:span text:style-name="T8">String </text:span><text:span text:style-name="T25">texto1</text:span><text:span text:style-name="T8"> </text:span><text:span text:style-name="T12">=</text:span><text:span text:style-name="T8"> </text:span><text:span text:style-name="T15">(</text:span><text:span text:style-name="T18">""</text:span><text:span text:style-name="T15">)</text:span><text:span text:style-name="T12">;</text:span></text:p>
      <text:p text:style-name="P3"><text:span text:style-name="T8">texto1 </text:span><text:span text:style-name="T12">=</text:span><text:span text:style-name="T8"> </text:span><text:span text:style-name="T18">"hola"</text:span><text:span text:style-name="T8"> </text:span><text:span text:style-name="T12">+</text:span><text:span text:style-name="T8"> </text:span><text:span text:style-name="T18">" "</text:span><text:span text:style-name="T8"> </text:span><text:span text:style-name="T12">+</text:span><text:span text:style-name="T8"> </text:span><text:span text:style-name="T18">"mundo"</text:span><text:span text:style-name="T12">;</text:span></text:p>
      <text:p text:style-name="P3"><text:span text:style-name="T8">System</text:span><text:span text:style-name="T12">.</text:span><text:span text:style-name="T8">out</text:span><text:span text:style-name="T12">.</text:span><text:span text:style-name="T8">println</text:span><text:span text:style-name="T15">(</text:span><text:span text:style-name="T8">texto1</text:span><text:span text:style-name="T15">)</text:span><text:span text:style-name="T12">;</text:span><text:span text:style-name="T14"> </text:span><text:span text:style-name="T3">)</text:span></text:p>
      <text:p text:style-name="P5"/>
      <text:p text:style-name="P1"><text:span text:style-name="T6">boleano</text:span><text:span text:style-name="T3"> ; (Sirve para declarar variables de verdadero o falso)</text:span></text:p>
      <text:p text:style-name="P1"><text:span text:style-name="T3">Ej;(</text:span><text:span text:style-name="T22">boolean</text:span><text:span text:style-name="T8"> </text:span><text:span text:style-name="T25">acertado</text:span><text:span text:style-name="T8"> </text:span><text:span text:style-name="T12">=</text:span><text:span text:style-name="T8"> </text:span><text:span text:style-name="T22">true</text:span><text:span text:style-name="T8"> </text:span><text:span text:style-name="T12">;</text:span></text:p>
      <text:p text:style-name="P3"><text:span text:style-name="T22">boolean</text:span><text:span text:style-name="T8"> </text:span><text:span text:style-name="T25">falso</text:span><text:span text:style-name="T8"> </text:span><text:span text:style-name="T12">=</text:span><text:span text:style-name="T8"> </text:span><text:span text:style-name="T22">false</text:span><text:span text:style-name="T8"> </text:span><text:span text:style-name="T12">;</text:span><text:span text:style-name="T3">)</text:span></text:p>
      <text:p text:style-name="P6"/>
      <text:p text:style-name="P1"><text:span text:style-name="T6">if</text:span><text:span text:style-name="T3"> ; Ejemplos Prácticos</text:span></text:p>
      <text:p text:style-name="P1"><text:span text:style-name="T7"><text:s/></text:span><text:span text:style-name="T3">(</text:span><text:span text:style-name="T22">int</text:span><text:span text:style-name="T8"> </text:span><text:span text:style-name="T25">edad4</text:span><text:span text:style-name="T8"> </text:span><text:span text:style-name="T12">=</text:span><text:span text:style-name="T8"> </text:span><text:span text:style-name="T27">18</text:span><text:span text:style-name="T8"> </text:span><text:span text:style-name="T12">;</text:span></text:p>
      <text:p text:style-name="P1"><text:span text:style-name="T22">if</text:span><text:span text:style-name="T8"> </text:span><text:span text:style-name="T15">(</text:span><text:span text:style-name="T8">edad4 </text:span><text:span text:style-name="T12">&gt;=</text:span><text:span text:style-name="T8"> </text:span><text:span text:style-name="T27">18</text:span><text:span text:style-name="T15">)</text:span><text:span text:style-name="T8"> </text:span><text:span text:style-name="T15">{</text:span></text:p>
      <text:p text:style-name="P1"><text:span text:style-name="T8">System</text:span><text:span text:style-name="T12">.</text:span><text:span text:style-name="T8">out</text:span><text:span text:style-name="T12">.</text:span><text:span text:style-name="T8">println</text:span><text:span text:style-name="T15">(</text:span><text:span text:style-name="T18">"eres mayor de edad"</text:span><text:span text:style-name="T15">)</text:span><text:span text:style-name="T12">;</text:span></text:p>
      <text:p text:style-name="P1"><text:span text:style-name="T8">System</text:span><text:span text:style-name="T12">.</text:span><text:span text:style-name="T8">out</text:span><text:span text:style-name="T12">.</text:span><text:span text:style-name="T8">println</text:span><text:span text:style-name="T15">(</text:span><text:span text:style-name="T18">"ya puedes votar"</text:span><text:span text:style-name="T15">)</text:span><text:span text:style-name="T12">;</text:span></text:p>
      <text:p text:style-name="P10">}</text:p>
      <text:p text:style-name="P1"><text:span text:style-name="T22">int</text:span><text:span text:style-name="T8"> </text:span><text:span text:style-name="T25">edad5</text:span><text:span text:style-name="T8"> </text:span><text:span text:style-name="T12">=</text:span><text:span text:style-name="T8"> </text:span><text:span text:style-name="T27">18</text:span><text:span text:style-name="T8"> </text:span><text:span text:style-name="T12">;</text:span></text:p>
      <text:p text:style-name="P1"><text:span text:style-name="T22">if</text:span><text:span text:style-name="T8"> </text:span><text:span text:style-name="T15">(</text:span><text:span text:style-name="T8">edad5 </text:span><text:span text:style-name="T12">==</text:span><text:span text:style-name="T8"> </text:span><text:span text:style-name="T27">18</text:span><text:span text:style-name="T15">)</text:span><text:span text:style-name="T8"> </text:span><text:span text:style-name="T15">{</text:span></text:p>
      <text:p text:style-name="P1"><text:span text:style-name="T8">System</text:span><text:span text:style-name="T12">.</text:span><text:span text:style-name="T8">out</text:span><text:span text:style-name="T12">.</text:span><text:span text:style-name="T8">println</text:span><text:span text:style-name="T15">(</text:span><text:span text:style-name="T18">"acabas de cumplir la mayoria de edad"</text:span><text:span text:style-name="T15">)</text:span><text:span text:style-name="T12">;</text:span></text:p>
      <text:p text:style-name="P1"><text:span text:style-name="T8">System</text:span><text:span text:style-name="T12">.</text:span><text:span text:style-name="T8">out</text:span><text:span text:style-name="T12">.</text:span><text:span text:style-name="T8">println</text:span><text:span text:style-name="T15">(</text:span><text:span text:style-name="T18">"ya puedes votar"</text:span><text:span text:style-name="T15">)</text:span><text:span text:style-name="T12">;</text:span></text:p>
      <text:p text:style-name="P10">}</text:p>
      <text:p text:style-name="P1"><text:span text:style-name="T22">int</text:span><text:span text:style-name="T8"> </text:span><text:span text:style-name="T25">edad6</text:span><text:span text:style-name="T8"> </text:span><text:span text:style-name="T12">=</text:span><text:span text:style-name="T8"> </text:span><text:span text:style-name="T27">18</text:span><text:span text:style-name="T8"> </text:span><text:span text:style-name="T12">;</text:span></text:p>
      <text:p text:style-name="P1"><text:span text:style-name="T22">if</text:span><text:span text:style-name="T8"> </text:span><text:span text:style-name="T15">(</text:span><text:span text:style-name="T8">edad6 </text:span><text:span text:style-name="T12">!=</text:span><text:span text:style-name="T8"> </text:span><text:span text:style-name="T27">18</text:span><text:span text:style-name="T15">)</text:span><text:span text:style-name="T8"> </text:span><text:span text:style-name="T15">{</text:span></text:p>
      <text:p text:style-name="P1"><text:span text:style-name="T8">System</text:span><text:span text:style-name="T12">.</text:span><text:span text:style-name="T8">out</text:span><text:span text:style-name="T12">.</text:span><text:span text:style-name="T8">println</text:span><text:span text:style-name="T15">(</text:span><text:span text:style-name="T18">"NO TIENES 18 AÑOS"</text:span><text:span text:style-name="T15">)</text:span><text:span text:style-name="T12">;</text:span></text:p>
      <text:p text:style-name="P10">}</text:p>
      <text:p text:style-name="P1"><text:span text:style-name="T22">else</text:span><text:span text:style-name="T8"> </text:span><text:span text:style-name="T15">{</text:span></text:p>
      <text:p text:style-name="P1"><text:span text:style-name="T8">System</text:span><text:span text:style-name="T12">.</text:span><text:span text:style-name="T8">out</text:span><text:span text:style-name="T12">.</text:span><text:span text:style-name="T8">println</text:span><text:span text:style-name="T15">(</text:span><text:span text:style-name="T18">"TIENES 18 AÑOS"</text:span><text:span text:style-name="T15">)</text:span><text:span text:style-name="T12">;</text:span></text:p>
      <text:p text:style-name="P1"><text:span text:style-name="T15">}</text:span><text:span text:style-name="T3">)</text:span></text:p>
      <text:p text:style-name="P4"/>
      <text:p text:style-name="P4">for , while , switch <text:span text:style-name="T3"/></text:p>
      <text:p text:style-name="P4"/>
      <text:p text:style-name="P7">For(Inicialización; comparación; actualización)</text:p>
      <text:p text:style-name="P7">Primera vez: inicialización + comparación</text:p>
      <text:p text:style-name="P7">las demás veces: inicialización + comparación + actualización</text:p>
      <text:p text:style-name="P7">tarea: todos los números divisibles por tres que haya entre el 1 y el 100<text:span text:style-name="T31"/></text:p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Calibri Light" svg:font-family="'Calibri Light'"/>
    <style:font-face style:name="Consolas" svg:font-family="Consola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libri" fo:font-family="Calibri" style:font-family-generic="swiss" fo:font-size="10pt" fo:language="en" fo:country="US" style:font-name-asian="SimSun" style:font-family-asian="SimSun" style:font-size-asian="10pt" style:language-asian="zh" style:country-asian="CN" style:font-name-complex="Times New Roman" style:font-family-complex="'Times New Roman'" style:font-family-generic-complex="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ormal_20__28_Web_29_" style:display-name="Normal (Web)" style:family="paragraph">
      <style:paragraph-properties fo:margin-left="0cm" fo:margin-right="0cm" fo:margin-top="0.176cm" fo:margin-bottom="0.176cm" style:contextual-spacing="false" fo:text-align="start" style:justify-single-word="false" fo:orphans="2" fo:widows="2" fo:text-indent="0cm" style:auto-text-indent="false" style:writing-mode="lr-tb"/>
      <style:text-properties style:use-window-font-color="true" loext:opacity="0%" style:font-name="Times New Roman" fo:font-family="'Times New Roman'" style:font-family-generic="roman" fo:font-size="12pt" fo:language="en" fo:country="US" style:letter-kerning="false" style:font-name-asian="SimSun" style:font-family-asian="SimSun" style:font-size-asian="12pt" style:language-asian="zh" style:country-asian="CN" style:font-name-complex="Times New Roman" style:font-family-complex="'Times New Roman'" style:font-family-generic-complex="roman" style:font-size-complex="12pt" style:language-complex="ar" style:country-complex="non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andru Iacob</meta:initial-creator>
    <meta:creation-date>2025-09-16T23:29:00</meta:creation-date>
    <dc:date>2025-09-18T12:36:55.088160461</dc:date>
    <meta:editing-cycles>2</meta:editing-cycles>
    <meta:editing-duration>P30DT39S</meta:editing-duration>
    <meta:document-statistic meta:table-count="0" meta:image-count="0" meta:object-count="0" meta:page-count="2" meta:paragraph-count="51" meta:word-count="300" meta:character-count="1788" meta:non-whitespace-character-count="1539"/>
    <meta:generator>LibreOffice/24.2.7.2$Linux_X86_64 LibreOffice_project/420$Build-2</meta:generator>
    <meta:user-defined meta:name="ICV">D9991B7594964975B13B6BFC7C845A75_11</meta:user-defined>
    <meta:user-defined meta:name="KSOProductBuildVer">3082-12.2.0.22549</meta:user-defined>
  </office:meta>
</office:document-meta>
</file>